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a1" style:family="table">
      <style:table-properties style:width="13.388cm" fo:margin-left="1.836cm" table:align="left"/>
    </style:style>
    <style:style style:name="Tabla1.A" style:family="table-column">
      <style:table-column-properties style:column-width="6.668cm"/>
    </style:style>
    <style:style style:name="Tabla1.B" style:family="table-column">
      <style:table-column-properties style:column-width="6.72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officeooo:rsid="00096b34" officeooo:paragraph-rsid="0002a0b0"/>
    </style:style>
    <style:style style:name="P2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officeooo:rsid="0008e7cd" officeooo:paragraph-rsid="0002a0b0"/>
    </style:style>
    <style:style style:name="P3" style:family="paragraph" style:parent-style-name="Standard">
      <style:text-properties officeooo:paragraph-rsid="0002a0b0"/>
    </style:style>
    <style:style style:name="P4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officeooo:rsid="0002a0b0" officeooo:paragraph-rsid="0002a0b0"/>
    </style:style>
    <style:style style:name="P5" style:family="paragraph" style:parent-style-name="Table_20_Contents">
      <style:text-properties fo:font-weight="bold" officeooo:rsid="00076ff6" officeooo:paragraph-rsid="0002a0b0" style:font-weight-asian="bold" style:font-weight-complex="bold"/>
    </style:style>
    <style:style style:name="P6" style:family="paragraph" style:parent-style-name="Table_20_Contents">
      <style:text-properties officeooo:rsid="00036b71" officeooo:paragraph-rsid="00036b71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officeooo:rsid="0008e7cd" officeooo:paragraph-rsid="0002a0b0" style:font-size-asian="16pt" style:font-weight-asian="bold" style:font-size-complex="16pt" style:font-weight-complex="bold"/>
    </style:style>
    <style:style style:name="P8" style:family="paragraph" style:parent-style-name="Table_20_Contents">
      <style:text-properties officeooo:rsid="0003d85b" officeooo:paragraph-rsid="0003d85b"/>
    </style:style>
    <style:style style:name="P9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officeooo:rsid="0008e7cd" officeooo:paragraph-rsid="0002a0b0"/>
    </style:style>
    <style:style style:name="P10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fo:font-weight="bold" officeooo:rsid="0008e7cd" officeooo:paragraph-rsid="0002a0b0" style:font-weight-asian="bold" style:font-weight-complex="bold"/>
    </style:style>
    <style:style style:name="P1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weight="bold" officeooo:rsid="000c4e16" officeooo:paragraph-rsid="0003d85b" style:font-weight-asian="bold" style:font-weight-complex="bold"/>
    </style:style>
    <style:style style:name="P12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fo:font-weight="bold" officeooo:rsid="00096b34" officeooo:paragraph-rsid="0002a0b0" style:font-weight-asian="bold" style:font-weight-complex="bold"/>
    </style:style>
    <style:style style:name="P13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fo:font-weight="bold" officeooo:rsid="0002a0b0" officeooo:paragraph-rsid="0002a0b0" style:font-weight-asian="bold" style:font-weight-complex="bold"/>
    </style:style>
    <style:style style:name="P14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officeooo:rsid="0002a0b0" officeooo:paragraph-rsid="0002a0b0"/>
    </style:style>
    <style:style style:name="P15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0c4e16" officeooo:paragraph-rsid="0003d85b"/>
    </style:style>
    <style:style style:name="T1" style:family="text">
      <style:text-properties officeooo:rsid="000f7b2b"/>
    </style:style>
    <style:style style:name="T2" style:family="text">
      <style:text-properties officeooo:rsid="0017361c"/>
    </style:style>
    <style:style style:name="T3" style:family="text">
      <style:text-properties officeooo:rsid="0013f8b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f8b1" style:font-weight-asian="bold" style:font-weight-complex="bold"/>
    </style:style>
    <style:style style:name="T6" style:family="text">
      <style:text-properties fo:font-weight="bold" officeooo:rsid="0020329d" style:font-weight-asian="bold" style:font-weight-complex="bold"/>
    </style:style>
    <style:style style:name="T7" style:family="text">
      <style:text-properties fo:font-weight="bold" officeooo:rsid="0003d85b" style:font-weight-asian="bold" style:font-weight-complex="bold"/>
    </style:style>
    <style:style style:name="T8" style:family="text">
      <style:text-properties officeooo:rsid="000511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ntrevista al Experto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Entrevistador</text:p>
          </table:table-cell>
          <table:table-cell table:style-name="Tabla1.B1" office:value-type="string">
            <text:p text:style-name="P6">Luis Miguel Negrón Mendoza</text:p>
          </table:table-cell>
        </table:table-row>
        <table:table-row>
          <table:table-cell table:style-name="Tabla1.A2" office:value-type="string">
            <text:p text:style-name="P5">Entrevistado</text:p>
          </table:table-cell>
          <table:table-cell table:style-name="Tabla1.B2" office:value-type="string">
            <text:p text:style-name="P8">Klever Barzallo</text:p>
          </table:table-cell>
        </table:table-row>
        <table:table-row>
          <table:table-cell table:style-name="Tabla1.A2" office:value-type="string">
            <text:p text:style-name="P5">Cargo del entrevistado</text:p>
          </table:table-cell>
          <table:table-cell table:style-name="Tabla1.B2" office:value-type="string">
            <text:p text:style-name="P8">Rector</text:p>
          </table:table-cell>
        </table:table-row>
        <table:table-row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8">06/11/2023</text:p>
          </table:table-cell>
        </table:table-row>
        <table:table-row>
          <table:table-cell table:style-name="Tabla1.A2" office:value-type="string">
            <text:p text:style-name="P5">Canal de comunicación</text:p>
          </table:table-cell>
          <table:table-cell table:style-name="Tabla1.B2" office:value-type="string">
            <text:p text:style-name="P8">Presencial</text:p>
          </table:table-cell>
        </table:table-row>
      </table:table>
      <text:p text:style-name="P3"/>
      <text:p text:style-name="P2">La presente entrevista tiene por objeto recopilar información <text:span text:style-name="T1">para el tema</text:span> “Desarrollo de una Plataforma de Evaluación Docente para la escuela pública Miguel Riofrio de la ciudad de Loja”<text:span text:style-name="T2">,</text:span> con el fin de determinar la problemática que sustentara el presente trabajo de titulación.</text:p>
      <text:p text:style-name="P10">1. ¿La evaluación del rendimiento docente le brinda la capacidad de tomar decisiones sobre planes de capacitación para mejorar el desarrollo profesional?</text:p>
      <text:p text:style-name="P9">Sí, ya que los indicadores de desarrollo profesional derivados de la evaluación permiten tomar decisiones para implementar planes de capacitación, promoviendo así la mejora continua entre los docentes.</text:p>
      <text:p text:style-name="P12">2. ¿Qué matrices de evaluación de desempeño emplea su institución educativa?</text:p>
      <text:p text:style-name="P1">La institución educativa siempre se han marcado en cumplir lo dispuesto por las entidades de control en este caso lo establecido por el ministerio de educación.</text:p>
      <text:p text:style-name="P13">3. ¿A qué nivel de desempeño se orienta cada matriz?</text:p>
      <text:p text:style-name="P4">Los niveles de desempeño que evalúa en este caso se enfocan al aspecto técnico, pedagógico.</text:p>
      <text:p text:style-name="P13">4. ¿Cuáles son los parámetros para valorar las matrices (instrumentos de evaluación)?</text:p>
      <text:p text:style-name="P4">Los parámetros incluyen sociabilidad pedagógica, habilidades pedagógicas y didácticas, desarrollo emocional, atención a estudiantes con necesidades especiales, aplicación de normas y reglamentos, relación con la comunidad, clima de trabajo, disposición al cambio en educación, y cumplimiento de normas y reglamentos, entre otros.</text:p>
      <text:p text:style-name="P13">5. ¿Cuáles son las diversas dimensiones de evaluación de desempeño presentes en cada matriz aplicada en su institución?</text:p>
      <text:p text:style-name="P4">Las dimensiones incluyen autoevaluación, coevaluación y heteroevaluación.</text:p>
      <text:p text:style-name="P13">6. ¿Los resultados de la evaluación del desempeño docente le habilitan para tomar decisiones y llevar a cabo acciones de mejora en los procesos de enseñanza-aprendizaje de los estudiantes?</text:p>
      <text:p text:style-name="P4">Sí, a nivel del proceso de aprendizaje.</text:p>
      <text:p text:style-name="P13">7. ¿Cómo se lleva actualmente el proceso de evaluación docente en la institución?</text:p>
      <text:p text:style-name="P4">Actualmente, el proceso se realiza de manera manual, lo que implica un consumo considerable de tiempo y recursos. La evaluación enfrenta desafíos en términos de eficiencia y recopilación de información detallada.</text:p>
      <text:p text:style-name="P4"/>
      <text:p text:style-name="P13"><text:soft-page-break/>8. ¿Cree que una aplicación web puede ayudar a a<text:span text:style-name="T8">g</text:span>ilizar el proceso de evaluación docente?</text:p>
      <text:p text:style-name="P4">Sí, la implementación de una aplicación web sería fundamental para agilizar el proceso de evaluación docente al facilitar la recopilación de datos, análisis eficiente y retroalimentación oportuna.</text:p>
      <text:p text:style-name="P13">9 ¿Qué aspectos mejorarian en la institución con la implementación de la plataforma de evaluación docente?</text:p>
      <text:p text:style-name="P4">La implementación de la plataforma permitiría una recopilación más eficiente de datos, análisis en tiempo real y retroalimentación oportuna, mejorando así la calidad de la enseñanza y la capacidad de mejora continua.</text:p>
      <text:p text:style-name="P13">10. ¿Se considera la participación directa de los estudiantes en la evaluación del desempeño docente?</text:p>
      <text:p text:style-name="P4">Sí, la plataforma posibilitará la participación activa de los estudiantes al proporcionar una vía sistemática y efectiva para evaluar a los docentes, promoviendo así una retroalimentación valiosa.</text:p>
      <text:p text:style-name="P13">11. ¿Cómo la tecnología desempeña un papel en la recopilación y análisis de datos de la evaluación docente?</text:p>
      <text:p text:style-name="P4">La tecnología permitirá una recopilación eficiente de datos, análisis en tiempo real y generación de informes detallados, mejorando la efectividad del proceso de evaluación y la toma de decisiones informada.</text:p>
      <text:p text:style-name="P13">12. ¿Cómo espera que la implementación de esta plataforma impacte directamente en la calidad de la enseñanza?</text:p>
      <text:p text:style-name="P4">La plataforma facilitará la identificación de áreas de mejora, promoviendo prácticas pedagógicas eficientes y la adaptación continua a las necesidades cambiantes de los estudiantes, elevando así la calidad de la enseñanza.</text:p>
      <text:p text:style-name="P13">13. ¿Qué medidas se tomarán para realizar un seguimiento efectivo de los resultados y asegurar que se traduzcan en mejoras tangibles?</text:p>
      <text:p text:style-name="P4">Estableceremos un sistema de seguimiento que incluirá revisiones periódicas, análisis detallados de los resultados y ajustes en tiempo real para garantizar mejoras tangibles y continuas.</text:p>
      <text:p text:style-name="P13">14. ¿Cómo se incentivarán y promoverán oportunidades de desarrollo profesional basadas en los resultados de la evaluación docente?</text:p>
      <text:p text:style-name="P4">Utilizaremos los resultados para identificar áreas de crecimiento personalizado, ofreciendo oportunidades de desarrollo profesional respaldadas por la institución.</text:p>
      <text:p text:style-name="P4"/>
      <text:p text:style-name="P4"/>
      <text:p text:style-name="P4"/>
      <text:p text:style-name="P4"/>
      <text:p text:style-name="P15"><text:tab/>-------------------------------<text:tab/><text:tab/><text:tab/><text:tab/> <text:s text:c="7"/>---------------------------</text:p>
      <text:p text:style-name="P15"><text:tab/> <text:s text:c="2"/><text:span text:style-name="T5">Ing. </text:span><text:span text:style-name="T7">Klever Barzallo</text:span><text:span text:style-name="T4"><text:tab/><text:tab/><text:tab/><text:tab/><text:tab/></text:span><text:span text:style-name="T5">Est. Luis Negrón</text:span></text:p>
      <text:p text:style-name="P11"><text:tab/><text:tab/><text:span text:style-name="T3">Entrevistado<text:tab/><text:tab/><text:tab/><text:tab/><text:tab/><text:tab/> <text:s text:c="2"/>Entrevistad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1:31:19.578824395</meta:creation-date>
    <dc:date>2023-11-08T22:07:47.870931728</dc:date>
    <meta:editing-duration>PT36M21S</meta:editing-duration>
    <meta:editing-cycles>5</meta:editing-cycles>
    <meta:generator>LibreOffice/7.5.7.1$Linux_X86_64 LibreOffice_project/50$Build-1</meta:generator>
    <meta:document-statistic meta:table-count="1" meta:image-count="0" meta:object-count="0" meta:page-count="2" meta:paragraph-count="43" meta:word-count="655" meta:character-count="4612" meta:non-whitespace-character-count="3970"/>
  </office:meta>
</office:document-meta>
</file>